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6E4000004F8B0E82B67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f5340"/>
    </style:style>
    <style:style style:name="T1" style:family="text">
      <style:text-properties officeooo:rsid="001f534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fik1" text:anchor-type="paragraph" svg:width="16.596cm" svg:height="11.966cm" draw:z-index="0"><draw:image xlink:href="Pictures/10000201000006E4000004F8B0E82B67.png" xlink:type="simple" xlink:show="embed" xlink:actuate="onLoad"/><draw:image-map><draw:area-rectangle xlink:type="simple" office:target-frame-name="_self" xlink:show="replace" svg:x="3.135cm" svg:y="6.156cm" svg:width="7.776cm" svg:height="5.508cm"><svg:title>Arduino UNO</svg:title></draw:area-rectangle><draw:area-rectangle xlink:type="simple" office:target-frame-name="_self" xlink:show="replace" svg:x="15.284cm" svg:y="0.121cm" svg:width="1.034cm" svg:height="1.905cm"><svg:title>RGB-LED als symbol für den LED-Strifen</svg:title></draw:area-rectangle><draw:area-rectangle xlink:type="simple" office:target-frame-name="_self" xlink:show="replace" svg:x="11.578cm" svg:y="0.142cm" svg:width="1.196cm" svg:height="1.216cm"><svg:title>Buxe</svg:title></draw:area-rectangle><draw:area-rectangle xlink:type="simple" office:target-frame-name="_self" xlink:show="replace" svg:x="9.169cm" svg:y="0.891cm" svg:width="0.669cm" svg:height="0.568cm"><svg:title>NPN-Transistor</svg:title></draw:area-rectangle><draw:area-rectangle xlink:type="simple" office:target-frame-name="_self" xlink:show="replace" svg:x="8.197cm" svg:y="0.871cm" svg:width="0.608cm" svg:height="0.507cm"><svg:title>NPN-Transistor</svg:title></draw:area-rectangle><draw:area-rectangle xlink:type="simple" office:target-frame-name="_self" xlink:show="replace" svg:x="7.124cm" svg:y="0.81cm" svg:width="0.649cm" svg:height="0.608cm"><svg:title>NPN-Transistor</svg:title></draw:area-rectangle></draw:image-map><svg:title>1. Breadboard-layout</svg:title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mon </meta:initial-creator>
    <meta:creation-date>2013-07-21T21:10:57</meta:creation-date>
    <dc:date>2013-07-21T22:17:47</dc:date>
    <dc:creator>simon </dc:creator>
    <meta:editing-duration>PT59M45S</meta:editing-duration>
    <meta:editing-cycles>2</meta:editing-cycles>
    <meta:generator>LibreOffice/4.0.2.2$Linux_X86_64 LibreOffice_project/400m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